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ahoma" fo:font-size="4.69999980926514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ectang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3222109">
            <text:p>383222109</text:p>
          </table:table-cell>
          <table:table-cell office:value-type="float" office:value="890788715">
            <text:p>890788715</text:p>
          </table:table-cell>
          <table:table-cell/>
          <table:table-cell office:value-type="float" office:value="12">
            <text:p>12</text:p>
          </table:table-cell>
          <table:table-cell table:formula="of:=SQRT( ([.C4]-[.C5])^2 + ([.D4]-[.D5]) ^2)" office:value-type="float" office:value="380765922.932219">
            <text:p>380765922.9322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544919903">
            <text:p>544919903</text:p>
          </table:table-cell>
          <table:table-cell table:style-name="ce1" office:value-type="float" office:value="546061995">
            <text:p>546061995</text:p>
          </table:table-cell>
          <table:table-cell/>
          <table:table-cell office:value-type="float" office:value="13">
            <text:p>13</text:p>
          </table:table-cell>
          <table:table-cell table:formula="of:=SQRT( ([.C5]-[.C6])^2 + ([.D5]-[.D6]) ^2)" office:value-type="float" office:value="369162633.549588">
            <text:p>369162633.5495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806744004">
            <text:p>806744004</text:p>
          </table:table-cell>
          <table:table-cell table:style-name="ce3" office:value-type="float" office:value="806310319">
            <text:p>806310319</text:p>
          </table:table-cell>
          <table:table-cell/>
          <table:table-cell office:value-type="float" office:value="23">
            <text:p>23</text:p>
          </table:table-cell>
          <table:table-cell table:formula="of:=SQRT( ([.C6]-[.C4])^2 + ([.D6]-[.D4]) ^2)" office:value-type="float" office:value="431865019.346466">
            <text:p>431865019.34646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total triangle pa</text:p>
          </table:table-cell>
          <table:table-cell/>
          <table:table-cell office:value-type="string">
            <text:p>total recta</text:p>
          </table:table-cell>
        </table:table-row>
        <table:table-row table:style-name="ro1">
          <table:table-cell table:number-columns-repeated="6"/>
          <table:table-cell table:formula="of:=SUM([.G4:.G6])" office:value-type="float" office:value="1181793575.82827">
            <text:p>1181793575.82827</text:p>
          </table:table-cell>
          <table:table-cell/>
          <table:table-cell table:formula="of:=2*(MAX([.C4:.C6])-MIN([.C4:.C6]))+2*(MAX([.D4:.D6])-MIN([.D4:.D6]))" office:value-type="float" office:value="1536497230">
            <text:p>153649723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COMBIN([.A14];[.B14])" office:value-type="float" office:value="1313400">
            <text:p>13134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>
            <text:p>x=, y=], Point [x=, y=]]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1/12/2012</text:date>, <text:time>17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1T15:44:59.63</meta:creation-date>
    <meta:generator>OpenOffice.org/3.3$Win32 OpenOffice.org_project/330m20$Build-9567</meta:generator>
    <dc:date>2012-11-12T17:39:39.57</dc:date>
    <meta:editing-duration>PT7H8M1S</meta:editing-duration>
    <meta:editing-cycles>2</meta:editing-cycles>
    <meta:document-statistic meta:table-count="3" meta:cell-count="23" meta:object-count="0"/>
  </office:meta>
</office:document-meta>
</file>